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hr" fo:country="HR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hr" fo:country="HR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language="hr" fo:country="HR"/>
    </style:style>
    <style:style style:name="P8" style:family="paragraph" style:parent-style-name="Standard">
      <style:paragraph-properties fo:margin-left="1.136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fo:language="hr" fo:country="HR"/>
    </style:style>
    <style:style style:name="P10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language="hr" fo:country="HR"/>
    </style:style>
    <style:style style:name="T2" style:family="text">
      <style:text-properties fo:language="hr" fo:country="HR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/>
      <text:p text:style-name="P3">Zadatak za koji je potrebno napraviti ERA dijagram </text:p>
      <text:p text:style-name="P3"/>
      <text:p text:style-name="P3"/>
      <text:p text:style-name="P1"/>
      <text:list xml:id="list645812218" text:style-name="WW8Num2">
        <text:list-item>
          <text:p text:style-name="P2"><text:span text:style-name="T1">Frizerski salon </text:span></text:p>
        </text:list-item>
      </text:list>
      <text:p text:style-name="P4">U frizerskom salonu radi više djelatnica. Jedna djelatnica na dan radi s više korisnika. Korisnik tijekom jednog posjeta koristi jednu usluga.</text:p>
      <text:p text:style-name="P4"/>
      <text:list xml:id="list170207721264636" text:continue-numbering="true" text:style-name="WW8Num2">
        <text:list-item>
          <text:p text:style-name="P2"><text:span text:style-name="T1">Salon za uljepšavanje </text:span></text:p>
        </text:list-item>
      </text:list>
      <text:p text:style-name="P4">U salonu za uljepšavanje radi više djelatnica. Jedna djelatnica na dan radi s više korisnika. Korisnik tijekom jednog posjeta koristi jednu usluga.</text:p>
      <text:p text:style-name="P4"/>
      <text:list xml:id="list170206944789921" text:continue-numbering="true" text:style-name="WW8Num2">
        <text:list-item>
          <text:p text:style-name="P2"><text:span text:style-name="T1">Udruga za zaštitu životinja </text:span></text:p>
        </text:list-item>
      </text:list>
      <text:p text:style-name="P4">U udruzu radi više osoba. Jedna osoba se brine za jednog ili više štićenika udruge. Štićenici udruge su životinje. Svaki štićenik se nalazi u jednom prostoru.</text:p>
      <text:p text:style-name="P4"/>
      <text:list xml:id="list170207875206503" text:continue-numbering="true" text:style-name="WW8Num2">
        <text:list-item>
          <text:p text:style-name="P2"><text:span text:style-name="T1">Dječji vrtić </text:span></text:p>
        </text:list-item>
      </text:list>
      <text:p text:style-name="P5"><text:span text:style-name="T1">U dječjem vrtiću postoji više odgojnih skupina. Svaka odgojna skupina ima više djece i vodi ih jedna odgajateljica. Odgajateljica ima jednu stručnu spremu.</text:span></text:p>
      <text:p text:style-name="P4"/>
      <text:list xml:id="list170208014139177" text:continue-numbering="true" text:style-name="WW8Num2">
        <text:list-item>
          <text:p text:style-name="P2"><text:span text:style-name="T1">Muzej </text:span></text:p>
        </text:list-item>
      </text:list>
      <text:p text:style-name="P4">U muzeju postoji više izložaba. Jedna izložba ima više djela. Svaki kustos je zadužen za jednu izložbu. Svaka izložba ima jednog sponzora.</text:p>
      <text:p text:style-name="P4"/>
      <text:list xml:id="list170207919329796" text:continue-numbering="true" text:style-name="WW8Num2">
        <text:list-item>
          <text:p text:style-name="P2"><text:span text:style-name="T1">Samostan </text:span></text:p>
        </text:list-item>
      </text:list>
      <text:p text:style-name="P4">U samostanu se nalaze svećenici. Svaki svećenik je zadužen za više poslova. Jedan posao u isto vrijeme može obavljati više svećenika. Svaki svećenik ima samo jednog nadređenog svećenika. </text:p>
      <text:p text:style-name="P4"/>
      <text:list xml:id="list170207612157395" text:continue-numbering="true" text:style-name="WW8Num2">
        <text:list-item>
          <text:p text:style-name="P2"><text:span text:style-name="T1">Taksi služba </text:span></text:p>
        </text:list-item>
      </text:list>
      <text:p text:style-name="P6"><text:span text:style-name="T1">Taksi tvrtka ima više </text:span><text:span text:style-name="T2">vozila</text:span><text:span text:style-name="T1">. Jedno vozilo vozi jedan </text:span><text:span text:style-name="T2">vozač</text:span><text:span text:style-name="T1">. U jednoj </text:span><text:span text:style-name="T2">vožnji</text:span><text:span text:style-name="T1"> vozač može prevesti više </text:span><text:span text:style-name="T2">putnika</text:span><text:span text:style-name="T1">. Jedan putnik se naravno može tijekom vremena imati više vožnji.</text:span></text:p>
      <text:p text:style-name="P7"/>
      <text:list xml:id="list170207590596888" text:continue-numbering="true" text:style-name="WW8Num2">
        <text:list-item>
          <text:p text:style-name="P2"><text:span text:style-name="T1">Postolar </text:span></text:p>
        </text:list-item>
      </text:list>
      <text:p text:style-name="P6"><text:span text:style-name="T1">Postolar popravlja </text:span><text:span text:style-name="T2">obuću</text:span><text:span text:style-name="T1">. Jedan </text:span><text:span text:style-name="T2">korisnik</text:span><text:span text:style-name="T1"> može postolaru donijeti više komada obuće na </text:span><text:span text:style-name="T2">popravak</text:span><text:span text:style-name="T1"> dok jedan komad obuće može biti više puta na popravku. Postolar ima </text:span><text:span text:style-name="T2">šegrta</text:span><text:span text:style-name="T1"> koji sudjeluje u određenim popravcima obuće.</text:span></text:p>
      <text:p text:style-name="P7"/>
      <text:list xml:id="list170206415105401" text:continue-numbering="true" text:style-name="WW8Num2">
        <text:list-item>
          <text:p text:style-name="P2"><text:span text:style-name="T1">Urar Silvija </text:span></text:p>
        </text:list-item>
      </text:list>
      <text:p text:style-name="P6"><text:span text:style-name="T1">Urar popravlja </text:span><text:span text:style-name="T2">satove</text:span><text:span text:style-name="T1">. Jedan </text:span><text:span text:style-name="T2">korisnik</text:span><text:span text:style-name="T1"> može uraru donijeti više satova na </text:span><text:span text:style-name="T2">popravak</text:span><text:span text:style-name="T1"> dok jedan sat može biti više puta na popravku. Urar ima </text:span><text:span text:style-name="T2">šegrta</text:span><text:span text:style-name="T1"> koji sudjeluje u određenim popravcima satova.</text:span></text:p>
      <text:p text:style-name="P7"/>
      <text:list xml:id="list170206540558064" text:continue-numbering="true" text:style-name="WW8Num2">
        <text:list-item>
          <text:p text:style-name="P2"><text:span text:style-name="T1">Doktorska ordinacija </text:span></text:p>
        </text:list-item>
      </text:list>
      <text:p text:style-name="P6"><text:span text:style-name="T1">Doktor liječi pacijente. Jednog pacijenta može liječiti više puta. U liječenju pacijenta doktoru pomažu medicinske sestre.</text:span></text:p>
      <text:p text:style-name="P7"/>
      <text:list xml:id="list170206335888793" text:continue-numbering="true" text:style-name="WW8Num2">
        <text:list-item>
          <text:p text:style-name="P2"><text:soft-page-break/><text:span text:style-name="T1">Fakultet </text:span></text:p>
        </text:list-item>
      </text:list>
      <text:p text:style-name="P6"><text:span text:style-name="T2">Studenti</text:span><text:span text:style-name="T1"> polažu </text:span><text:span text:style-name="T2">kolegije</text:span><text:span text:style-name="T1"> kroz </text:span><text:span text:style-name="T2">rokove</text:span><text:span text:style-name="T1">. Student može rok </text:span><text:span text:style-name="T2">prijaviti</text:span><text:span text:style-name="T1"> više puta a na jedan rok može izaći više studenata.</text:span></text:p>
      <text:p text:style-name="P7"/>
      <text:list xml:id="list170207984096357" text:continue-numbering="true" text:style-name="WW8Num2">
        <text:list-item>
          <text:p text:style-name="P2"><text:span text:style-name="T1">Osnovna škola </text:span></text:p>
        </text:list-item>
      </text:list>
      <text:p text:style-name="P8"><text:span text:style-name="T1">U osnovnoj školi postoje </text:span><text:span text:style-name="T2">dječje radionice</text:span><text:span text:style-name="T1">. Na jednoj radionici </text:span><text:span text:style-name="T2">sudjeluje</text:span><text:span text:style-name="T1"> više </text:span><text:span text:style-name="T2">djece</text:span><text:span text:style-name="T1">. Jedno dijete može sudjelovati na više radionica. Radionicu vodi jedna </text:span><text:span text:style-name="T2">učiteljica</text:span><text:span text:style-name="T1">.</text:span></text:p>
      <text:p text:style-name="P9"/>
      <text:list xml:id="list170206172242800" text:continue-numbering="true" text:style-name="WW8Num2">
        <text:list-item>
          <text:p text:style-name="P2"><text:span text:style-name="T1">Srednja škola </text:span></text:p>
        </text:list-item>
      </text:list>
      <text:p text:style-name="P8"><text:span text:style-name="T1">Jedna srednja škola ima više </text:span><text:span text:style-name="T2">razreda</text:span><text:span text:style-name="T1">. Jedan razred </text:span><text:span text:style-name="T2">pohađa</text:span><text:span text:style-name="T1"> više </text:span><text:span text:style-name="T2">učenika</text:span><text:span text:style-name="T1">. U jednom razredu predaje više </text:span><text:span text:style-name="T2">profesora</text:span><text:span text:style-name="T1">. Jedan profesor može predavati u više razreda.</text:span></text:p>
      <text:p text:style-name="P9"/>
      <text:list xml:id="list170207250893732" text:continue-numbering="true" text:style-name="WW8Num2">
        <text:list-item>
          <text:p text:style-name="P2"><text:span text:style-name="T1">Trgovački centar </text:span></text:p>
        </text:list-item>
      </text:list>
      <text:p text:style-name="P8"><text:span text:style-name="T1">U jednom trgovačkom centru postoji više </text:span><text:span text:style-name="T2">trgovina</text:span><text:span text:style-name="T1">. U svakoj trgovini </text:span><text:span text:style-name="T2">radi</text:span><text:span text:style-name="T1"> više </text:span><text:span text:style-name="T2">osoba</text:span><text:span text:style-name="T1">. Jedna osoba može raditi u više trgovina. Svaka trgovina ima jednog šefa koji je ujedno i osoba.</text:span></text:p>
      <text:p text:style-name="P9"/>
      <text:list xml:id="list170206003311719" text:continue-numbering="true" text:style-name="WW8Num2">
        <text:list-item>
          <text:p text:style-name="P2"><text:span text:style-name="T1">Restoran </text:span></text:p>
        </text:list-item>
      </text:list>
      <text:p text:style-name="P8"><text:span text:style-name="T1">Restoran ima više </text:span><text:span text:style-name="T2">kategorija</text:span><text:span text:style-name="T1"> na jelovniku. Jedna kategorija ima više </text:span><text:span text:style-name="T2">jela</text:span><text:span text:style-name="T1">. Uz svako jelo može se </text:span><text:span text:style-name="T2">ponuditi</text:span><text:span text:style-name="T1"> više </text:span><text:span text:style-name="T2">pića</text:span><text:span text:style-name="T1">. Jedno piće se može ponuditi uz više jela.</text:span></text:p>
      <text:p text:style-name="P9"/>
      <text:list xml:id="list170206339334235" text:continue-numbering="true" text:style-name="WW8Num2">
        <text:list-item>
          <text:p text:style-name="P2"><text:span text:style-name="T1">Obiteljsko poljoprivredno gospodarstvo </text:span></text:p>
        </text:list-item>
      </text:list>
      <text:p text:style-name="P8"><text:span text:style-name="T1">OPG proizvodi </text:span><text:span text:style-name="T2">proizvode</text:span><text:span text:style-name="T1"> od </text:span><text:span text:style-name="T2">sirovina</text:span><text:span text:style-name="T1"> koje sami uzgoje. Jedan proizvod se može </text:span><text:span text:style-name="T2">sastojati</text:span><text:span text:style-name="T1"> od više sirovina. Jedna sirovina se može nalaziti u više proizvoda. Jedan </text:span><text:span text:style-name="T2">djelatnik</text:span><text:span text:style-name="T1"> OPG-a je odgovoran za jedan ili više proizvoda.</text:span></text:p>
      <text:p text:style-name="P9"/>
      <text:list xml:id="list170206465068186" text:continue-numbering="true" text:style-name="WW8Num2">
        <text:list-item>
          <text:p text:style-name="P2"><text:span text:style-name="T1">Vodoinstalater </text:span></text:p>
        </text:list-item>
      </text:list>
      <text:p text:style-name="P8"><text:span text:style-name="T1">Vodoinstalater </text:span><text:span text:style-name="T2">popravlja</text:span><text:span text:style-name="T1"> </text:span><text:span text:style-name="T2">kvarove</text:span><text:span text:style-name="T1"> na vodovodnim instalacijama. Tijekom jednog </text:span><text:span text:style-name="T2">popravka</text:span><text:span text:style-name="T1"> može popraviti više kvarova a jedan kvar se može popravljati više puta. Na određenim popravcima mu pomaže njegov </text:span><text:span text:style-name="T2">šegrt</text:span><text:span text:style-name="T1">.</text:span></text:p>
      <text:p text:style-name="P9"/>
      <text:list xml:id="list170207815720338" text:continue-numbering="true" text:style-name="WW8Num2">
        <text:list-item>
          <text:p text:style-name="P2"><text:span text:style-name="T1">Odvjetnik </text:span></text:p>
        </text:list-item>
      </text:list>
      <text:p text:style-name="P8"><text:span text:style-name="T1">Jedan odvjetnik </text:span><text:span text:style-name="T2">brani</text:span><text:span text:style-name="T1"> više </text:span><text:span text:style-name="T2">klijenata</text:span><text:span text:style-name="T1">. Jednog klijenta može braniti više puta. U obranama mu pomažu </text:span><text:span text:style-name="T2">suradnici</text:span><text:span text:style-name="T1">. Na jednoj obrani može biti više suradnika a jedan suradnik može sudjelovati na više obrana.</text:span></text:p>
      <text:p text:style-name="P9"/>
      <text:list xml:id="list170208055172911" text:continue-numbering="true" text:style-name="WW8Num2">
        <text:list-item>
          <text:p text:style-name="P2"><text:span text:style-name="T1">Nakladnik </text:span></text:p>
        </text:list-item>
      </text:list>
      <text:p text:style-name="P8"><text:span text:style-name="T1">Nakladnik izdaje </text:span><text:span text:style-name="T2">djela</text:span><text:span text:style-name="T1">. Jedan </text:span><text:span text:style-name="T2">nakladnik</text:span><text:span text:style-name="T1"> može izdati više djela dok jedno djelo može izdati više nakladnika. Nakladnik se nalazi u jednom </text:span><text:span text:style-name="T2">mjestu</text:span><text:span text:style-name="T1"> dok jedno mjesto može imati više nakladnika.</text:span></text:p>
      <text:p text:style-name="P9"/>
      <text:list xml:id="list170207357188826" text:continue-numbering="true" text:style-name="WW8Num2">
        <text:list-item>
          <text:p text:style-name="P2"><text:span text:style-name="T1">Kulturno umjetničko društvo </text:span></text:p>
        </text:list-item>
      </text:list>
      <text:p text:style-name="P8"><text:span text:style-name="T1">KUD </text:span><text:span text:style-name="T2">nastupa</text:span><text:span text:style-name="T1"> u zemlji i inozemstvu. Na jedan nastup ide više </text:span><text:span text:style-name="T2">članova</text:span><text:span text:style-name="T1"> KUD-a dok jedan član može nastupati na više nastupa. Svaki nastup se odvija u jednom </text:span><text:span text:style-name="T2">mjestu</text:span><text:span text:style-name="T1">.</text:span></text:p>
      <text:p text:style-name="P9"/>
      <text:list xml:id="list170206418822183" text:continue-numbering="true" text:style-name="WW8Num2">
        <text:list-item>
          <text:p text:style-name="P2"><text:span text:style-name="T1">Dječja igraonica </text:span></text:p>
        </text:list-item>
      </text:list>
      <text:p text:style-name="P8"><text:span text:style-name="T1">U dječjoj igraonici </text:span><text:span text:style-name="T2">djeca</text:span><text:span text:style-name="T1"> se igraju u </text:span><text:span text:style-name="T2">skupinama</text:span><text:span text:style-name="T1">. Jedno dijete se može igrati u više skupina a jedna skupina se sastoji od više djece. Svaku skupinu vodi jedna </text:span><text:span text:style-name="T2">teta</text:span><text:span text:style-name="T1">.</text:span></text:p>
      <text:p text:style-name="P9"/>
      <text:p text:style-name="P9"/>
      <text:list xml:id="list170207078764096" text:continue-numbering="true" text:style-name="WW8Num2">
        <text:list-item>
          <text:p text:style-name="P2"><text:soft-page-break/><text:span text:style-name="T1">Klub čitatelja </text:span></text:p>
        </text:list-item>
      </text:list>
      <text:p text:style-name="P8"><text:span text:style-name="T1">Klub čitatelja se sastoji od </text:span><text:span text:style-name="T2">članova</text:span><text:span text:style-name="T1"> koji čitaju </text:span><text:span text:style-name="T2">knjige</text:span><text:span text:style-name="T1">. Jedan čitatelj može čitati više knjiga, dok jednu knjigu kroz duže vremensko razdoblje može čitati više čitatelja. Svaka knjiga ima jednog i samo jednog vlasnika dok jedan vlasnik može imati više knjiga. Vlasnik je ujedno i čitatelj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hr" fo:country="H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hr" fo:country="HR" fo:font-weight="normal" style:font-weight-asian="norma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ootnote_20_Text_20_Char" style:display-name="Footnote Text Char" style:family="text">
      <style:text-properties fo:language="en" fo:country="GB"/>
    </style:style>
    <style:style style:name="Footnote_20_Characters" style:display-name="Footnote Characters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WW-Endnote_20_Characters" style:display-name="WW-Endnote Characters" style:family="text"/>
    <style:style style:name="Endnote_20_Symbol" style:display-name="Endnote Symbol" style:family="text">
      <style:text-properties style:text-position="super 58%"/>
    </style:style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veučilište J. J. Strossmayera u Osijeku</meta:initial-creator>
    <meta:creation-date>2010-03-01T10:34:00</meta:creation-date>
    <dc:creator>Profesor</dc:creator>
    <dc:date>2013-03-20T16:30:00</dc:date>
    <meta:print-date>2013-03-20T15:30:00</meta:print-date>
    <meta:editing-cycles>31</meta:editing-cycles>
    <meta:editing-duration>PT27M</meta:editing-duration>
    <meta:document-statistic meta:table-count="0" meta:image-count="0" meta:object-count="0" meta:page-count="3" meta:paragraph-count="45" meta:word-count="667" meta:character-count="4286" meta:non-whitespace-character-count="3662"/>
    <meta:generator>LibreOffice/7.1.4.2$Windows_X86_64 LibreOffice_project/a529a4fab45b75fefc5b6226684193eb000654f6</meta:generator>
  </office:meta>
</office:document-meta>
</file>